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05B4440D52A6988EB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/>
    </style:style>
    <style:style style:name="gr1" style:family="graphic" style:parent-style-name="standard">
      <style:graphic-properties svg:stroke-color="#ffffff" draw:fill-color="#ffffff" draw:opacity="75%" draw:textarea-horizontal-align="justify" draw:textarea-vertical-align="middle" draw:auto-grow-height="false" fo:min-height="2.467cm" fo:min-width="9.216cm" draw:shadow="hidden"/>
    </style:style>
    <style:style style:name="gr2" style:family="graphic" style:parent-style-name="standard">
      <style:graphic-properties fo:background-color="#ffffd7"/>
    </style:style>
    <style:style style:name="gr3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fo:background-color="#ffffff"/>
    </style:style>
    <style:style style:name="P1" style:family="paragraph">
      <loext:graphic-properties draw:fill-color="#ffffff" draw:opacity="75%"/>
      <style:paragraph-properties fo:text-align="center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start"/>
      <style:text-properties fo:font-family="'Source Serif Pro'" style:font-style-name="Regular" style:font-family-generic="roman" fo:font-size="16pt" fo:font-weight="normal"/>
    </style:style>
    <style:style style:name="P5" style:family="paragraph">
      <style:paragraph-properties fo:text-align="start"/>
      <style:text-properties fo:font-family="'Source Serif Pro'" style:font-style-name="Regular" style:font-family-generic="roman" fo:font-size="16pt" fo:font-weight="bold"/>
    </style: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dateBX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cNameBX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sPBX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dateTX" form:control-implementation="ooo:com.sun.star.form.component.FixedText" xml:id="control4" form:id="control4" form:label="Date:"/>
            <form:fixed-text form:name="cNameTX" form:control-implementation="ooo:com.sun.star.form.component.FixedText" xml:id="control5" form:id="control5" form:label="Company Name:"/>
            <form:fixed-text form:name="sPTX" form:control-implementation="ooo:com.sun.star.form.component.FixedText" xml:id="control6" form:id="control6" form:label="Sales Person:"/>
            <form:fixed-text form:name="invoiceTX" form:control-implementation="ooo:com.sun.star.form.component.FixedText" xml:id="control7" form:id="control7" form:label="Invoice:"/>
            <form:textarea form:name="invoiceBX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qtyBX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dueBX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paymentBX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descBX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qtyTX" form:control-implementation="ooo:com.sun.star.form.component.FixedText" xml:id="control13" form:id="control13" form:label="Qty"/>
            <form:fixed-text form:name="totalTX" form:control-implementation="ooo:com.sun.star.form.component.FixedText" xml:id="control14" form:id="control14" form:label="Line Total"/>
            <form:fixed-text form:name="priceTX" form:control-implementation="ooo:com.sun.star.form.component.FixedText" xml:id="control15" form:id="control15" form:label="Price"/>
            <form:fixed-text form:name="descTX" form:control-implementation="ooo:com.sun.star.form.component.FixedText" xml:id="control16" form:id="control16" form:label="Desc"/>
            <form:textarea form:name="subtotalBX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subtotalTX" form:control-implementation="ooo:com.sun.star.form.component.FixedText" xml:id="control18" form:id="control18" form:label="Subtotal"/>
            <form:fixed-text form:name="taxTX" form:control-implementation="ooo:com.sun.star.form.component.FixedText" xml:id="control19" form:id="control19" form:label="Sales Tax"/>
            <form:textarea form:name="taxBX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fullTotalBX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fullTotalTX" form:control-implementation="ooo:com.sun.star.form.component.FixedText" xml:id="control22" form:id="control22" form:label="Total"/>
          </form:form>
        </office:forms>
        <draw:path draw:style-name="gr1" draw:text-style-name="P1" draw:layer="layout" svg:width="19.59cm" svg:height="23.399cm" svg:x="0.999cm" svg:y="3.54cm" svg:viewBox="0 0 19591 23400" svg:d="M0 23400v-8293h19432zM19591 0v8166 1 6909h-19590v-6909h-1 1v-1h1z">
          <text:p/>
        </draw:path>
        <draw:control draw:style-name="gr2" draw:text-style-name="P2" draw:layer="controls" svg:width="3.683cm" svg:height="0.762cm" svg:x="6.161cm" svg:y="3.901cm" draw:control="control1"/>
        <draw:control draw:style-name="gr2" draw:text-style-name="P2" draw:layer="controls" svg:width="3.683cm" svg:height="0.762cm" svg:x="6.146cm" svg:y="5.114cm" draw:control="control2"/>
        <draw:control draw:style-name="gr2" draw:text-style-name="P2" draw:layer="controls" svg:width="3.683cm" svg:height="0.762cm" svg:x="6.145cm" svg:y="6.314cm" draw:control="control3"/>
        <draw:frame draw:style-name="gr3" draw:text-style-name="P3" draw:layer="layout" svg:width="7.302cm" svg:height="2.214cm" svg:x="13.319cm" svg:y="1.006cm">
          <draw:image xlink:href="Pictures/100002010000012C0000005B4440D52A6988EB31.png" xlink:type="simple" xlink:show="embed" xlink:actuate="onLoad" loext:mime-type="image/png">
            <text:p/>
          </draw:image>
        </draw:frame>
        <draw:control draw:style-name="standard" draw:text-style-name="P4" draw:layer="controls" svg:width="2.794cm" svg:height="0.889cm" svg:x="1cm" svg:y="3.971cm" draw:control="control4"/>
        <draw:control draw:style-name="standard" draw:text-style-name="P4" draw:layer="controls" svg:width="4.699cm" svg:height="0.889cm" svg:x="1cm" svg:y="5.114cm" draw:control="control5"/>
        <draw:control draw:style-name="standard" draw:text-style-name="P4" draw:layer="controls" svg:width="4.064cm" svg:height="0.889cm" svg:x="1cm" svg:y="6.257cm" draw:control="control6"/>
        <draw:control draw:style-name="standard" draw:text-style-name="P5" draw:layer="controls" svg:width="2.794cm" svg:height="0.889cm" svg:x="1.127cm" svg:y="1.127cm" draw:control="control7"/>
        <draw:control draw:style-name="gr2" draw:text-style-name="P2" draw:layer="controls" svg:width="3.683cm" svg:height="0.762cm" svg:x="6.08cm" svg:y="1.254cm" draw:control="control8"/>
        <draw:control draw:style-name="gr2" draw:text-style-name="P2" draw:layer="controls" svg:width="1.397cm" svg:height="0.762cm" svg:x="1.233cm" svg:y="12.684cm" draw:control="control9"/>
        <draw:control draw:style-name="gr2" draw:text-style-name="P2" draw:layer="controls" svg:width="3.81cm" svg:height="0.762cm" svg:x="16.367cm" svg:y="12.684cm" draw:control="control10"/>
        <draw:control draw:style-name="gr2" draw:text-style-name="P2" draw:layer="controls" svg:width="2.413cm" svg:height="0.762cm" svg:x="13.065cm" svg:y="12.664cm" draw:control="control11"/>
        <draw:control draw:style-name="gr2" draw:text-style-name="P2" draw:layer="controls" svg:width="8.509cm" svg:height="0.762cm" svg:x="3.54cm" svg:y="12.664cm" draw:control="control12"/>
        <draw:control draw:style-name="standard" draw:text-style-name="P4" draw:layer="controls" svg:width="0.853cm" svg:height="0.889cm" svg:x="1.507cm" svg:y="11.455cm" draw:control="control13"/>
        <draw:control draw:style-name="standard" draw:text-style-name="P4" draw:layer="controls" svg:width="2.667cm" svg:height="0.889cm" svg:x="16.875cm" svg:y="11.541cm" draw:control="control14"/>
        <draw:control draw:style-name="standard" draw:text-style-name="P4" draw:layer="controls" svg:width="1.27cm" svg:height="0.889cm" svg:x="13.7cm" svg:y="11.541cm" draw:control="control15"/>
        <draw:control draw:style-name="standard" draw:text-style-name="P4" draw:layer="controls" svg:width="1.27cm" svg:height="0.889cm" svg:x="6.969cm" svg:y="11.541cm" draw:control="control16"/>
        <draw:control draw:style-name="gr4" draw:text-style-name="P2" draw:layer="controls" svg:width="3.683cm" svg:height="0.762cm" svg:x="16.601cm" svg:y="20.939cm" draw:control="control17"/>
        <draw:control draw:style-name="standard" draw:text-style-name="P4" draw:layer="controls" svg:width="2.286cm" svg:height="0.889cm" svg:x="1.127cm" svg:y="20.939cm" draw:control="control18"/>
        <draw:control draw:style-name="standard" draw:text-style-name="P4" draw:layer="controls" svg:width="2.286cm" svg:height="0.889cm" svg:x="1.127cm" svg:y="22.463cm" draw:control="control19"/>
        <draw:control draw:style-name="gr4" draw:text-style-name="P2" draw:layer="controls" svg:width="3.683cm" svg:height="0.762cm" svg:x="16.601cm" svg:y="22.463cm" draw:control="control20"/>
        <draw:control draw:style-name="gr4" draw:text-style-name="P2" draw:layer="controls" svg:width="3.683cm" svg:height="0.762cm" svg:x="16.601cm" svg:y="24.074cm" draw:control="control21"/>
        <draw:control draw:style-name="standard" draw:text-style-name="P5" draw:layer="controls" svg:width="2.286cm" svg:height="0.889cm" svg:x="1.127cm" svg:y="24.114cm" draw:control="control22"/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729fcf" draw:end-color="#1c1c1c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8T15:03:39.561000000</meta:creation-date>
    <dc:date>2020-03-28T16:43:37.042000000</dc:date>
    <meta:editing-duration>PT4M26S</meta:editing-duration>
    <meta:editing-cycles>3</meta:editing-cycles>
    <meta:generator>LibreOffice/6.4.2.2$Windows_X86_64 LibreOffice_project/4e471d8c02c9c90f512f7f9ead8875b57fcb1ec3</meta:generator>
    <meta:document-statistic meta:object-count="24"/>
  </office:meta>
</office:document-meta>
</file>